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11.48mm"/>
    </style:style>
    <style:style style:name="co11" style:family="table-column">
      <style:table-column-properties fo:break-before="auto" style:column-width="46.34mm"/>
    </style:style>
    <style:style style:name="co12" style:family="table-column">
      <style:table-column-properties fo:break-before="auto" style:column-width="71.38mm"/>
    </style:style>
    <style:style style:name="co13" style:family="table-column">
      <style:table-column-properties fo:break-before="auto" style:column-width="16.21mm"/>
    </style:style>
    <style:style style:name="co14" style:family="table-column">
      <style:table-column-properties fo:break-before="auto" style:column-width="32.54mm"/>
    </style:style>
    <style:style style:name="co15" style:family="table-column">
      <style:table-column-properties fo:break-before="auto" style:column-width="27.89mm"/>
    </style:style>
    <style:style style:name="co16" style:family="table-column">
      <style:table-column-properties fo:break-before="auto" style:column-width="85.48mm"/>
    </style:style>
    <style:style style:name="co9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21.8mm"/>
    </style:style>
    <style:style style:name="co18" style:family="table-column">
      <style:table-column-properties fo:break-before="auto" style:column-width="89.64mm"/>
    </style:style>
    <style:style style:name="co19" style:family="table-column">
      <style:table-column-properties fo:break-before="auto" style:column-width="20.02mm"/>
    </style:style>
    <style:style style:name="co20" style:family="table-column">
      <style:table-column-properties fo:break-before="auto" style:column-width="13.65mm"/>
    </style:style>
    <style:style style:name="co21" style:family="table-column">
      <style:table-column-properties fo:break-before="auto" style:column-width="11.32mm"/>
    </style:style>
    <style:style style:name="co22" style:family="table-column">
      <style:table-column-properties fo:break-before="auto" style:column-width="53.99mm"/>
    </style:style>
    <style:style style:name="co23" style:family="table-column">
      <style:table-column-properties fo:break-before="auto" style:column-width="17.9mm"/>
    </style:style>
    <style:style style:name="co24" style:family="table-column">
      <style:table-column-properties fo:break-before="auto" style:column-width="62.05mm"/>
    </style:style>
    <style:style style:name="co25" style:family="table-column">
      <style:table-column-properties fo:break-before="auto" style:column-width="27.46mm"/>
    </style:style>
    <style:style style:name="co26" style:family="table-column">
      <style:table-column-properties fo:break-before="auto" style:column-width="19.81mm"/>
    </style:style>
    <style:style style:name="co27" style:family="table-column">
      <style:table-column-properties fo:break-before="auto" style:column-width="13.44mm"/>
    </style:style>
    <style:style style:name="co28" style:family="table-column">
      <style:table-column-properties fo:break-before="auto" style:column-width="23.85mm"/>
    </style:style>
    <style:style style:name="co29" style:family="table-column">
      <style:table-column-properties fo:break-before="auto" style:column-width="121.27mm"/>
    </style:style>
    <style:style style:name="co30" style:family="table-column">
      <style:table-column-properties fo:break-before="auto" style:column-width="42.95mm"/>
    </style:style>
    <style:style style:name="co31" style:family="table-column">
      <style:table-column-properties fo:break-before="auto" style:column-width="18.38mm"/>
    </style:style>
    <style:style style:name="co32" style:family="table-column">
      <style:table-column-properties fo:break-before="auto" style:column-width="90.4mm"/>
    </style:style>
    <style:style style:name="co33" style:family="table-column">
      <style:table-column-properties fo:break-before="auto" style:column-width="56.32mm"/>
    </style:style>
    <style:style style:name="co34" style:family="table-column">
      <style:table-column-properties fo:break-before="auto" style:column-width="20.9mm"/>
    </style:style>
    <style:style style:name="co35" style:family="table-column">
      <style:table-column-properties fo:break-before="auto" style:column-width="40.55mm"/>
    </style:style>
    <style:style style:name="co36" style:family="table-column">
      <style:table-column-properties fo:break-before="auto" style:column-width="26.92mm"/>
    </style:style>
    <style:style style:name="co37" style:family="table-column">
      <style:table-column-properties fo:break-before="auto" style:column-width="37.62mm"/>
    </style:style>
    <style:style style:name="co38" style:family="table-column">
      <style:table-column-properties fo:break-before="auto" style:column-width="29.7mm"/>
    </style:style>
    <style:style style:name="ro4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51mm" fo:break-before="auto" style:use-optimal-row-height="false"/>
    </style:style>
    <style:style style:name="ro3" style:family="table-row">
      <style:table-row-properties style:row-height="6.3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Droid Sans Mono" fo:font-size="12pt" style:font-size-asian="12pt" style:font-size-complex="12pt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text-position="" style:font-name="Droid Sans Mono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Droid Sans Mono" fo:font-size="12pt" style:font-name-asian="Noto Sans CJK SC Regular" style:font-size-asian="12pt" style:font-name-complex="FreeSans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Droid Sans Mono" fo:font-size="12pt" style:font-size-asian="12pt" style:font-size-complex="12pt"/>
    </style:style>
    <style:style style:name="ce6" style:family="table-cell" style:parent-style-name="Default">
      <style:text-properties style:text-position="" style:font-name="Droid Sans Mono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Droid Sans Mono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 Mono" fo:font-size="12pt" style:font-size-asian="12pt" style:font-size-complex="12pt"/>
    </style:style>
    <style:style style:name="ce10" style:family="table-cell" style:parent-style-name="Default">
      <style:table-cell-properties fo:wrap-option="no-wrap"/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 fo:wrap-option="no-wrap"/>
      <style:text-properties style:font-name="Droid Sans Mono" fo:font-size="12pt" style:font-size-asian="12pt" style:font-size-complex="12pt"/>
    </style:style>
    <style:style style:name="ce13" style:family="table-cell" style:parent-style-name="Default">
      <style:text-properties style:font-name="Droid Sans Mono" fo:font-size="12pt" style:font-size-asian="12pt" style:font-size-complex="12pt"/>
    </style:style>
    <style:style style:name="ce14" style:family="table-cell" style:parent-style-name="Default">
      <style:table-cell-properties fo:wrap-option="no-wrap"/>
      <style:text-properties style:font-name="Droid Sans Mono" fo:font-size="12pt" style:font-size-asian="12pt" style:font-size-complex="12pt"/>
    </style:style>
    <style:style style:name="ce15" style:family="table-cell" style:parent-style-name="Default"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Droid Sans Mono" fo:font-size="12pt" style:font-name-asian="Noto Sans CJK SC Regular" style:font-size-asian="12pt" style:font-name-complex="FreeSans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 Mono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 Mono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Droid Sans Mono" fo:font-size="12pt" style:font-size-asian="12pt" style:font-size-complex="12pt"/>
    </style:style>
    <style:style style:name="ce23" style:family="table-cell" style:parent-style-name="Default" style:data-style-name="N100">
      <style:text-properties style:font-name="Droid Sans Mono" fo:font-size="12pt" style:font-size-asian="12pt" style:font-size-complex="12pt"/>
    </style:style>
    <style:style style:name="ce24" style:family="table-cell" style:parent-style-name="Default">
      <style:table-cell-properties fo:background-color="transparent"/>
      <style:text-properties style:font-name="Droid Sans Mono" fo:font-size="12pt" style:font-size-asian="12pt" style:font-size-complex="12pt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Droid Sans Mono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 Mono" fo:font-size="12pt" style:font-name-asian="Noto Sans CJK SC Regular" style:font-size-asian="12pt" style:font-name-complex="FreeSans" style:font-size-complex="12pt"/>
    </style:style>
  </office:automatic-styles>
  <office:body>
    <office:spreadsheet>
      <table:calculation-settings table:automatic-find-labels="false" table:use-regular-expressions="false"/>
      <table:table table:name="wyostat_pcb_BoM" table:style-name="ta1">
        <office:forms form:automatic-focus="false" form:apply-design-mode="false"/>
        <table:table-column table:style-name="co31" table:default-cell-style-name="ce9"/>
        <table:table-column table:style-name="co32" table:default-cell-style-name="ce14"/>
        <table:table-column table:style-name="co33" table:default-cell-style-name="ce13"/>
        <table:table-column table:style-name="co34" table:default-cell-style-name="ce9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38" table:default-cell-style-name="ce20"/>
        <table:table-column table:style-name="co9" table:number-columns-repeated="1016" table:default-cell-style-name="ce13"/>
        <table:table-row table:style-name="ro2">
          <table:table-cell table:style-name="ce7" office:value-type="string" calcext:value-type="string">
            <text:p>No</text:p>
          </table:table-cell>
          <table:table-cell table:style-name="ce10" office:value-type="string" calcext:value-type="string">
            <text:p>Designator</text:p>
          </table:table-cell>
          <table:table-cell table:style-name="ce15" office:value-type="string" calcext:value-type="string">
            <text:p>Package</text:p>
          </table:table-cell>
          <table:table-cell table:style-name="ce19" office:value-type="string" calcext:value-type="string">
            <text:p>Quantity</text:p>
          </table:table-cell>
          <table:table-cell table:style-name="ce15" office:value-type="string" calcext:value-type="string">
            <text:p>Designation</text:p>
          </table:table-cell>
          <table:table-cell table:style-name="ce15" office:value-type="string" calcext:value-type="string">
            <text:p>Digi PN</text:p>
          </table:table-cell>
          <table:table-cell table:style-name="ce15" office:value-type="string" calcext:value-type="string">
            <text:p>Mfr.</text:p>
          </table:table-cell>
          <table:table-cell table:style-name="ce21" office:value-type="string" calcext:value-type="string">
            <text:p>Mfg PN</text:p>
          </table:table-cell>
          <table:table-cell table:style-name="ce15" office:value-type="string" calcext:value-type="string">
            <text:p>Decription</text:p>
          </table:table-cell>
          <table:table-cell table:style-name="ce15" office:value-type="string" calcext:value-type="string">
            <text:p>Link</text:p>
          </table:table-cell>
          <table:table-cell table:style-name="ce15" table:number-columns-repeated="1014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T1</text:p>
          </table:table-cell>
          <table:table-cell office:value-type="string" calcext:value-type="string">
            <text:p>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BK-912-ND</text:p>
          </table:table-cell>
          <table:table-cell office:value-type="string" calcext:value-type="string">
            <text:p>MPD (Memory Protection Devices)</text:p>
          </table:table-cell>
          <table:table-cell office:value-type="string" calcext:value-type="string">
            <text:p>BK-912</text:p>
          </table:table-cell>
          <table:table-cell office:value-type="string" calcext:value-type="string">
            <text:p>HOLDER COIN CELL 20MM SMD</text:p>
          </table:table-cell>
          <table:table-cell office:value-type="string" calcext:value-type="string">
            <text:p><text:a xlink:href="https://www.digikey.com/product-detail/en/mpd-memory-protection-devices/BK-912/BK-912-ND/2647825" xlink:type="simple">https://www.digikey.com/product-detail/en/mpd-memory-protection-devices/BK-912/BK-912-ND/2647825</text:a></text:p>
          </table:table-cell>
          <table:table-cell table:number-columns-repeated="1014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BAT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Coin 2032</text:p>
          </table:table-cell>
          <table:table-cell office:value-type="string" calcext:value-type="string">
            <text:p>P189-ND</text:p>
          </table:table-cell>
          <table:table-cell office:value-type="string" calcext:value-type="string">
            <text:p/>
            <text:p>Panasonic – BSG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 LITHIUM 3V COIN 20MM</text:p>
          </table:table-cell>
          <table:table-cell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number-columns-repeated="1014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3" office:value-type="string" calcext:value-type="string">
            <text:p>C1,C3,C5</text:p>
          </table:table-cell>
          <table:table-cell office:value-type="string" calcext:value-type="string">
            <text:p>C_1210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10nF,120V</text:p>
          </table:table-cell>
          <table:table-cell office:value-type="string" calcext:value-type="string">
            <text:p>399-12880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LDEIB2100KA0N00</text:p>
          </table:table-cell>
          <table:table-cell office:value-type="string" calcext:value-type="string">
            <text:p>CAP FILM 10000PF 10% 250VDC 1210</text:p>
          </table:table-cell>
          <table:table-cell office:value-type="string" calcext:value-type="string">
            <text:p><text:a xlink:href="https://www.digikey.com/product-detail/en/kemet/LDEIB2100KA0N00/399-12880-1-ND/5731504" xlink:type="simple">https://www.digikey.com/product-detail/en/kemet/LDEIB2100KA0N00/399-12880-1-ND/5731504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3" office:value-type="string" calcext:value-type="string">
            <text:p>C2,C4,C6</text:p>
          </table:table-cell>
          <table:table-cell office:value-type="string" calcext:value-type="string">
            <text:p>C_2220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47nF,63V</text:p>
          </table:table-cell>
          <table:table-cell office:value-type="string" calcext:value-type="string">
            <text:p>399-12871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LDEEB2470KA0N00</text:p>
          </table:table-cell>
          <table:table-cell office:value-type="string" calcext:value-type="string">
            <text:p>CAP FILM 0.047UF 10% 100VDC 1210</text:p>
          </table:table-cell>
          <table:table-cell office:value-type="string" calcext:value-type="string">
            <text:p><text:a xlink:href="https://www.digikey.com/product-detail/en/kemet/LDEEB2470KA0N00/399-12871-1-ND/5731513" xlink:type="simple">https://www.digikey.com/product-detail/en/kemet/LDEEB2470KA0N00/399-12871-1-ND/5731513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13" office:value-type="string" calcext:value-type="string">
            <text:p>C7,C8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100nF</text:p>
          </table:table-cell>
          <table:table-cell office:value-type="string" calcext:value-type="string">
            <text:p>399-1169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M5RACTU</text:p>
          </table:table-cell>
          <table:table-cell office:value-type="string" calcext:value-type="string">
            <text:p>CAP CER 0.1UF 50V X7R 0805</text:p>
          </table:table-cell>
          <table:table-cell table:style-name="ce24" office:value-type="string" calcext:value-type="string">
            <text:p><text:a xlink:href="https://www.digikey.com/product-detail/en/kemet/C0805C104M5RACTU/399-1169-1-ND/411444" xlink:type="simple">https://www.digikey.com/product-detail/en/kemet/C0805C104M5RACTU/399-1169-1-ND/411444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13" office:value-type="string" calcext:value-type="string">
            <text:p>C9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100nF,100V</text:p>
          </table:table-cell>
          <table:table-cell office:value-type="string" calcext:value-type="string">
            <text:p>1276-6733-1-ND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104KCFWPNE</text:p>
          </table:table-cell>
          <table:table-cell office:value-type="string" calcext:value-type="string">
            <text:p>CAP CER 0.1UF 100V X7R 0805</text:p>
          </table:table-cell>
          <table:table-cell table:style-name="ce24" office:value-type="string" calcext:value-type="string">
            <text:p><text:a xlink:href="https://www.digikey.com/product-detail/en/samsung-electro-mechanics/CL21B104KCFWPNE/1276-6733-1-ND/5961592" xlink:type="simple">https://www.digikey.com/product-detail/en/samsung-electro-mechanics/CL21B104KCFWPNE/1276-6733-1-ND/5961592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13" office:value-type="string" calcext:value-type="string">
            <text:p>C10</text:p>
          </table:table-cell>
          <table:table-cell office:value-type="string" calcext:value-type="string">
            <text:p>CP_Elec_10x10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100uF,50V</text:p>
          </table:table-cell>
          <table:table-cell office:value-type="string" calcext:value-type="string">
            <text:p>565-4786-1-ND</text:p>
          </table:table-cell>
          <table:table-cell office:value-type="string" calcext:value-type="string">
            <text:p>United Chemi-Con</text:p>
          </table:table-cell>
          <table:table-cell office:value-type="string" calcext:value-type="string">
            <text:p>HHXC500ARA101MJA0G</text:p>
          </table:table-cell>
          <table:table-cell office:value-type="string" calcext:value-type="string">
            <text:p>CAP ALUM POLY 100UF 20% 50V SMD</text:p>
          </table:table-cell>
          <table:table-cell office:value-type="string" calcext:value-type="string">
            <text:p><text:a xlink:href="https://www.digikey.com/product-detail/en/united-chemi-con/HHXC500ARA101MJA0G/565-4786-1-ND/7556757" xlink:type="simple">https://www.digikey.com/product-detail/en/united-chemi-con/HHXC500ARA101MJA0G/565-4786-1-ND/7556757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13" office:value-type="string" calcext:value-type="string">
            <text:p>C11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2.2uF,50V</text:p>
          </table:table-cell>
          <table:table-cell office:value-type="string" calcext:value-type="string">
            <text:p>587-4963-1-N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UMK212BB7225MG-T</text:p>
          </table:table-cell>
          <table:table-cell office:value-type="string" calcext:value-type="string">
            <text:p>CAP CER 2.2UF 50V X7R 0805</text:p>
          </table:table-cell>
          <table:table-cell office:value-type="string" calcext:value-type="string">
            <text:p><text:a xlink:href="https://www.digikey.com/product-detail/en/taiyo-yuden/UMK212BB7225MG-T/587-4963-1-ND/6563806" xlink:type="simple">https://www.digikey.com/product-detail/en/taiyo-yuden/UMK212BB7225MG-T/587-4963-1-ND/6563806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13" office:value-type="string" calcext:value-type="string">
            <text:p>C12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1uF</text:p>
          </table:table-cell>
          <table:table-cell office:value-type="string" calcext:value-type="string">
            <text:p>1276-1029-1-ND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105KBFNNNE</text:p>
          </table:table-cell>
          <table:table-cell office:value-type="string" calcext:value-type="string">
            <text:p>CAP CER 1UF 50V X7R 0805</text:p>
          </table:table-cell>
          <table:table-cell office:value-type="string" calcext:value-type="string">
            <text:p><text:a xlink:href="https://www.digikey.com/product-detail/en/samsung-electro-mechanics/CL21B105KBFNNNE/1276-1029-1-ND/3889115" xlink:type="simple">https://www.digikey.com/product-detail/en/samsung-electro-mechanics/CL21B105KBFNNNE/1276-1029-1-ND/3889115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13" office:value-type="string" calcext:value-type="string">
            <text:p>C13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3.3nF</text:p>
          </table:table-cell>
          <table:table-cell office:value-type="string" calcext:value-type="string">
            <text:p>399-1153-1-ND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332K5RACTU</text:p>
          </table:table-cell>
          <table:table-cell office:value-type="string" calcext:value-type="string">
            <text:p>CAP CER 3300PF 50V X7R 0805</text:p>
          </table:table-cell>
          <table:table-cell office:value-type="string" calcext:value-type="string">
            <text:p><text:a xlink:href="https://www.digikey.com/product-detail/en/kemet/C0805C332K5RACTU/399-1153-1-ND/411428" xlink:type="simple">https://www.digikey.com/product-detail/en/kemet/C0805C332K5RACTU/399-1153-1-ND/411428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13" office:value-type="string" calcext:value-type="string">
            <text:p>C14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10uF</text:p>
          </table:table-cell>
          <table:table-cell office:value-type="string" calcext:value-type="string">
            <text:p>1276-2872-1-ND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106KOQNNNE</text:p>
          </table:table-cell>
          <table:table-cell office:value-type="string" calcext:value-type="string">
            <text:p>CAP CER 10UF 16V X7R 0805</text:p>
          </table:table-cell>
          <table:table-cell office:value-type="string" calcext:value-type="string">
            <text:p><text:a xlink:href="https://www.digikey.in/product-detail/en/samsung-electro-mechanics/CL21B106KOQNNNE/1276-2872-1-ND/3890958" xlink:type="simple">https://www.digikey.in/product-detail/en/samsung-electro-mechanics/CL21B106KOQNNNE/1276-2872-1-ND/3890958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13" office:value-type="string" calcext:value-type="string">
            <text:p>C15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4.7uF</text:p>
          </table:table-cell>
          <table:table-cell office:value-type="string" calcext:value-type="string">
            <text:p>1276-2873-1-ND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21B475KOFNNNE</text:p>
          </table:table-cell>
          <table:table-cell office:value-type="string" calcext:value-type="string">
            <text:p>CAP CER 4.7UF 16V X7R 0805</text:p>
          </table:table-cell>
          <table:table-cell office:value-type="string" calcext:value-type="string">
            <text:p><text:a xlink:href="https://www.digikey.in/product-detail/en/samsung-electro-mechanics/CL21B475KOFNNNE/1276-2873-1-ND/3890959" xlink:type="simple">https://www.digikey.in/product-detail/en/samsung-electro-mechanics/CL21B475KOFNNNE/1276-2873-1-ND/3890959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13" office:value-type="string" calcext:value-type="string">
            <text:p>D1,D2,D3</text:p>
          </table:table-cell>
          <table:table-cell office:value-type="string" calcext:value-type="string">
            <text:p>LED_0603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LED</text:p>
          </table:table-cell>
          <table:table-cell office:value-type="string" calcext:value-type="string">
            <text:p>160-1828-1-ND</text:p>
          </table:table-cell>
          <table:table-cell office:value-type="string" calcext:value-type="string">
            <text:p>Lite-On Inc.</text:p>
          </table:table-cell>
          <table:table-cell office:value-type="string" calcext:value-type="string">
            <text:p>LTST-C193KGKT-5A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<text:a xlink:href="https://www.digikey.com/product-detail/en/lite-on-inc/LTST-C193KGKT-5A/160-1828-1-ND/2356247" xlink:type="simple">https://www.digikey.com/product-detail/en/lite-on-inc/LTST-C193KGKT-5A/160-1828-1-ND/2356247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13" office:value-type="string" calcext:value-type="string">
            <text:p>D4</text:p>
          </table:table-cell>
          <table:table-cell office:value-type="string" calcext:value-type="string">
            <text:p>Diode_bridge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DiodeBridge</text:p>
          </table:table-cell>
          <table:table-cell office:value-type="string" calcext:value-type="string">
            <text:p>MDB6SFS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DB6S</text:p>
          </table:table-cell>
          <table:table-cell office:value-type="string" calcext:value-type="string">
            <text:p>IC BRIDGE DIODE 600V 4-MICRODIP</text:p>
          </table:table-cell>
          <table:table-cell office:value-type="string" calcext:value-type="string">
            <text:p><text:a xlink:href="https://www.digikey.com/product-detail/en/on-semiconductor/MDB6S/MDB6SFSCT-ND/3137112" xlink:type="simple">https://www.digikey.com/product-detail/en/on-semiconductor/MDB6S/MDB6SFSCT-ND/3137112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13" office:value-type="string" calcext:value-type="string">
            <text:p>D5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CDSOD323-T05L</text:p>
          </table:table-cell>
          <table:table-cell office:value-type="string" calcext:value-type="string">
            <text:p>CDSOD323-T05LCT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CDSOD323-T05L</text:p>
          </table:table-cell>
          <table:table-cell office:value-type="string" calcext:value-type="string">
            <text:p>TVS DIODE 5V 18.3V SOD323</text:p>
          </table:table-cell>
          <table:table-cell office:value-type="string" calcext:value-type="string">
            <text:p><text:a xlink:href="https://www.digikey.com/product-detail/en/bourns-inc/CDSOD323-T05L/CDSOD323-T05LCT-ND/5355715" xlink:type="simple">https://www.digikey.com/product-detail/en/bourns-inc/CDSOD323-T05L/CDSOD323-T05LCT-ND/5355715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13" office:value-type="string" calcext:value-type="string">
            <text:p>F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Polyfuse</text:p>
          </table:table-cell>
          <table:table-cell office:value-type="string" calcext:value-type="string">
            <text:p>507-1743-1-ND</text:p>
          </table:table-cell>
          <table:table-cell office:value-type="string" calcext:value-type="string">
            <text:p>Bel Fuse Inc.</text:p>
          </table:table-cell>
          <table:table-cell office:value-type="string" calcext:value-type="string">
            <text:p>0ZCF0075AF2C</text:p>
          </table:table-cell>
          <table:table-cell office:value-type="string" calcext:value-type="string">
            <text:p>PTC RESET FUSE 60V 750MA 2920</text:p>
          </table:table-cell>
          <table:table-cell office:value-type="string" calcext:value-type="string">
            <text:p><text:a xlink:href="https://www.digikey.com/product-detail/en/bel-fuse-inc/0ZCF0075AF2C/507-1743-1-ND/4156174" xlink:type="simple">https://www.digikey.com/product-detail/en/bel-fuse-inc/0ZCF0075AF2C/507-1743-1-ND/4156174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17" calcext:value-type="float">
            <text:p>17</text:p>
          </table:table-cell>
          <table:table-cell table:style-name="ce13" office:value-type="string" calcext:value-type="string">
            <text:p>J1,J2,J3,J4</text:p>
          </table:table-cell>
          <table:table-cell office:value-type="string" calcext:value-type="string">
            <text:p>TerminalBlock_Pheonix_MPT-2.54mm_2pol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24VAC IN,OUT1,OUT2,OUT3</text:p>
          </table:table-cell>
          <table:table-cell office:value-type="string" calcext:value-type="string">
            <text:p>A98333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282834-2</text:p>
          </table:table-cell>
          <table:table-cell office:value-type="string" calcext:value-type="string">
            <text:p>TERM BLOCK 2POS SIDE ENT 2.54MM</text:p>
          </table:table-cell>
          <table:table-cell office:value-type="string" calcext:value-type="string">
            <text:p><text:a xlink:href="https://www.digikey.com/product-detail/en/te-connectivity-amp-connectors/282834-2/A98333-ND/1150135" xlink:type="simple">https://www.digikey.com/product-detail/en/te-connectivity-amp-connectors/282834-2/A98333-ND/1150135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13" office:value-type="string" calcext:value-type="string">
            <text:p>J13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USB_microAB</text:p>
          </table:table-cell>
          <table:table-cell office:value-type="string" calcext:value-type="string">
            <text:p>WM1399CT-ND</text:p>
          </table:table-cell>
          <table:table-cell office:value-type="string" calcext:value-type="string">
            <text:p>Molex, LLC</text:p>
          </table:table-cell>
          <table:table-cell table:style-name="ce22" office:value-type="float" office:value="1050170001" calcext:value-type="float">
            <text:p>1050170001</text:p>
          </table:table-cell>
          <table:table-cell table:style-name="ce23" office:value-type="string" calcext:value-type="string">
            <text:p>CONN RCPT MICRO USB R/A SMD</text:p>
          </table:table-cell>
          <table:table-cell office:value-type="string" calcext:value-type="string">
            <text:p><text:a xlink:href="https://www.digikey.com/product-detail/en/molex-llc/1050170001/WM1399CT-ND/2350885" xlink:type="simple">https://www.digikey.com/product-detail/en/molex-llc/1050170001/WM1399CT-ND/2350885</text:a></text:p>
          </table:table-cell>
          <table:table-cell table:number-columns-repeated="1014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13" office:value-type="string" calcext:value-type="string">
            <text:p>J16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5V_SEL</text:p>
          </table:table-cell>
          <table:table-cell office:value-type="string" calcext:value-type="string">
            <text:p>732-5317-ND</text:p>
          </table:table-cell>
          <table:table-cell office:value-type="string" calcext:value-type="string">
            <text:p>Wurth Electronics Inc.</text:p>
          </table:table-cell>
          <table:table-cell table:style-name="ce22" office:value-type="float" office:value="61300411121" calcext:value-type="float">
            <text:p>61300411121</text:p>
          </table:table-cell>
          <table:table-cell office:value-type="string" calcext:value-type="string">
            <text:p>CONN HEADER 4 POS 2.54</text:p>
          </table:table-cell>
          <table:table-cell office:value-type="string" calcext:value-type="string">
            <text:p><text:a xlink:href="https://www.digikey.com/product-detail/en/wurth-electronics-inc/61300411121/732-5317-ND/4846827" xlink:type="simple">https://www.digikey.com/product-detail/en/wurth-electronics-inc/61300411121/732-5317-ND/4846827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12" office:value-type="string" calcext:value-type="string">
            <text:p>Shorting link for J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9337-ND</text:p>
          </table:table-cell>
          <table:table-cell office:value-type="string" calcext:value-type="string">
            <text:p/>
            <text:p>Sullins Connector Solutions</text:p>
          </table:table-cell>
          <table:table-cell office:value-type="string" calcext:value-type="string">
            <text:p>QPC02SXGN-RC</text:p>
          </table:table-cell>
          <table:table-cell office:value-type="string" calcext:value-type="string">
            <text:p>CONN JUMPER SHORTING .100" GOLD</text:p>
          </table:table-cell>
          <table:table-cell office:value-type="string" calcext:value-type="string">
            <text:p><text:a xlink:href="https://www.digikey.com/product-detail/en/sullins-connector-solutions/QPC02SXGN-RC/S9337-ND/2618262" xlink:type="simple">https://www.digikey.com/product-detail/en/sullins-connector-solutions/QPC02SXGN-RC/S9337-ND/2618262</text:a></text:p>
          </table:table-cell>
          <table:table-cell table:number-columns-repeated="1014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13" office:value-type="string" calcext:value-type="string">
            <text:p>L1</text:p>
          </table:table-cell>
          <table:table-cell office:value-type="string" calcext:value-type="string">
            <text:p>Inductor_ELL8TP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22uH</text:p>
          </table:table-cell>
          <table:table-cell office:value-type="string" calcext:value-type="string">
            <text:p>PCD2446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LL-8TP220MB</text:p>
          </table:table-cell>
          <table:table-cell office:value-type="string" calcext:value-type="string">
            <text:p>FIXED IND 22UH 2A 55 MOHM SMD</text:p>
          </table:table-cell>
          <table:table-cell office:value-type="string" calcext:value-type="string">
            <text:p><text:a xlink:href="https://www.digikey.com/product-detail/en/panasonic-electronic-components/ELL-8TP220MB/PCD2446CT-ND/5673833" xlink:type="simple">https://www.digikey.com/product-detail/en/panasonic-electronic-components/ELL-8TP220MB/PCD2446CT-ND/5673833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13" office:value-type="string" calcext:value-type="string">
            <text:p>L2,L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445-1569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MPZ2012S331AT000</text:p>
          </table:table-cell>
          <table:table-cell office:value-type="string" calcext:value-type="string">
            <text:p>FERRITE BEAD 330 OHM 0805 1LN</text:p>
          </table:table-cell>
          <table:table-cell office:value-type="string" calcext:value-type="string">
            <text:p><text:a xlink:href="https://www.digikey.com/product-detail/en/tdk-corporation/MPZ2012S331AT000/445-1569-1-ND/571899" xlink:type="simple">https://www.digikey.com/product-detail/en/tdk-corporation/MPZ2012S331AT000/445-1569-1-ND/571899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13" office:value-type="string" calcext:value-type="string">
            <text:p>Q1,Q2,Q3</text:p>
          </table:table-cell>
          <table:table-cell office:value-type="string" calcext:value-type="string">
            <text:p>DPAK-2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BTA204S</text:p>
          </table:table-cell>
          <table:table-cell office:value-type="string" calcext:value-type="string">
            <text:p>1740-1106-1-ND</text:p>
          </table:table-cell>
          <table:table-cell office:value-type="string" calcext:value-type="string">
            <text:p>WeEn Semiconductors</text:p>
          </table:table-cell>
          <table:table-cell office:value-type="string" calcext:value-type="string">
            <text:p>BTA204S-600E,118</text:p>
          </table:table-cell>
          <table:table-cell office:value-type="string" calcext:value-type="string">
            <text:p>TRIAC SENS GATE 600V 4A DPAK</text:p>
          </table:table-cell>
          <table:table-cell office:value-type="string" calcext:value-type="string">
            <text:p><text:a xlink:href="https://www.digikey.com/product-detail/en/ween-semiconductors/BTA204S-600E118/1740-1106-1-ND/2531110" xlink:type="simple">https://www.digikey.com/product-detail/en/ween-semiconductors/BTA204S-600E118/1740-1106-1-ND/2531110</text:a></text:p>
          </table:table-cell>
          <table:table-cell table:number-columns-repeated="1014"/>
        </table:table-row>
        <table:table-row table:style-name="ro2">
          <table:table-cell table:style-name="ce8" office:value-type="float" office:value="24" calcext:value-type="float">
            <text:p>24</text:p>
          </table:table-cell>
          <table:table-cell table:style-name="ce13" office:value-type="string" calcext:value-type="string">
            <text:p>R1,R5,R7,R12,R13,R17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table:style-name="ce20" office:value-type="float" office:value="360" calcext:value-type="float">
            <text:p>360</text:p>
          </table:table-cell>
          <table:table-cell office:value-type="string" calcext:value-type="string">
            <text:p>311-360C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FR-07360RL</text:p>
          </table:table-cell>
          <table:table-cell office:value-type="string" calcext:value-type="string">
            <text:p>RES SMD 360 OHM 1% 1/8W 0805</text:p>
          </table:table-cell>
          <table:table-cell office:value-type="string" calcext:value-type="string">
            <text:p><text:a xlink:href="https://www.digikey.com/product-detail/en/yageo/RC0805FR-07360RL/311-360CRCT-ND/730833" xlink:type="simple">https://www.digikey.com/product-detail/en/yageo/RC0805FR-07360RL/311-360CRCT-ND/730833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25" calcext:value-type="float">
            <text:p>25</text:p>
          </table:table-cell>
          <table:table-cell table:style-name="ce13" office:value-type="string" calcext:value-type="string">
            <text:p>R2,R8,R14,R23,R24,R25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0E</text:p>
          </table:table-cell>
          <table:table-cell office:value-type="string" calcext:value-type="string">
            <text:p>YAG3755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805JR-070RL</text:p>
          </table:table-cell>
          <table:table-cell office:value-type="string" calcext:value-type="string">
            <text:p>RES SMD 0 OHM JUMPER 1/8W 0805</text:p>
          </table:table-cell>
          <table:table-cell office:value-type="string" calcext:value-type="string">
            <text:p><text:a xlink:href="https://www.digikey.com/product-detail/en/yageo/AC0805JR-070RL/YAG3755CT-ND/6006604" xlink:type="simple">https://www.digikey.com/product-detail/en/yageo/AC0805JR-070RL/YAG3755CT-ND/6006604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26" calcext:value-type="float">
            <text:p>26</text:p>
          </table:table-cell>
          <table:table-cell table:style-name="ce13" office:value-type="string" calcext:value-type="string">
            <text:p>R3,R9,R15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200" calcext:value-type="float">
            <text:p>200</text:p>
          </table:table-cell>
          <table:table-cell office:value-type="string" calcext:value-type="string">
            <text:p>311-200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200RL</text:p>
          </table:table-cell>
          <table:table-cell office:value-type="string" calcext:value-type="string">
            <text:p>RES SMD 200 OHM 5% 1/8W 0805</text:p>
          </table:table-cell>
          <table:table-cell office:value-type="string" calcext:value-type="string">
            <text:p><text:a xlink:href="https://www.digikey.com/product-detail/en/yageo/RC0805JR-07200RL/311-200ARCT-ND/731226" xlink:type="simple">https://www.digikey.com/product-detail/en/yageo/RC0805JR-07200RL/311-200ARCT-ND/731226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27" calcext:value-type="float">
            <text:p>27</text:p>
          </table:table-cell>
          <table:table-cell table:style-name="ce13" office:value-type="string" calcext:value-type="string">
            <text:p>R4,R10,R16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300" calcext:value-type="float">
            <text:p>300</text:p>
          </table:table-cell>
          <table:table-cell office:value-type="string" calcext:value-type="string">
            <text:p>311-300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300RL</text:p>
          </table:table-cell>
          <table:table-cell office:value-type="string" calcext:value-type="string">
            <text:p>RES SMD 300 OHM 5% 1/8W 0805</text:p>
          </table:table-cell>
          <table:table-cell office:value-type="string" calcext:value-type="string">
            <text:p><text:a xlink:href="https://www.digikey.com/product-detail/en/yageo/RC0805JR-07300RL/311-300ARCT-ND/731254" xlink:type="simple">https://www.digikey.com/product-detail/en/yageo/RC0805JR-07300RL/311-300ARCT-ND/731254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28" calcext:value-type="float">
            <text:p>28</text:p>
          </table:table-cell>
          <table:table-cell table:style-name="ce13" office:value-type="string" calcext:value-type="string">
            <text:p>R6,R11,R18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39" calcext:value-type="float">
            <text:p>39</text:p>
          </table:table-cell>
          <table:table-cell office:value-type="string" calcext:value-type="string">
            <text:p>311-39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39RL</text:p>
          </table:table-cell>
          <table:table-cell office:value-type="string" calcext:value-type="string">
            <text:p>RES SMD 39 OHM 5% 1/8W 0805</text:p>
          </table:table-cell>
          <table:table-cell office:value-type="string" calcext:value-type="string">
            <text:p><text:a xlink:href="https://www.digikey.com/product-detail/en/yageo/RC0805JR-0739RL/311-39ARCT-ND/731268" xlink:type="simple">https://www.digikey.com/product-detail/en/yageo/RC0805JR-0739RL/311-39ARCT-ND/731268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style-name="ce13" office:value-type="string" calcext:value-type="string">
            <text:p>R19,R20,R21,R22,R26,R27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10k</text:p>
          </table:table-cell>
          <table:table-cell office:value-type="string" calcext:value-type="string">
            <text:p>311-10KA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>RES SMD 10K OHM 5% 1/8W 0805</text:p>
          </table:table-cell>
          <table:table-cell office:value-type="string" calcext:value-type="string">
            <text:p><text:a xlink:href="https://www.digikey.com/product-detail/en/yageo/RC0805JR-0710KL/311-10KARCT-ND/731188" xlink:type="simple">https://www.digikey.com/product-detail/en/yageo/RC0805JR-0710KL/311-10KARCT-ND/731188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30" calcext:value-type="float">
            <text:p>30</text:p>
          </table:table-cell>
          <table:table-cell table:style-name="ce13" office:value-type="string" calcext:value-type="string">
            <text:p>R28,R2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4K7</text:p>
          </table:table-cell>
          <table:table-cell office:value-type="string" calcext:value-type="string">
            <text:p>311-4.70KCRCT-ND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FR-074K7L</text:p>
          </table:table-cell>
          <table:table-cell office:value-type="string" calcext:value-type="string">
            <text:p>RES SMD 4.7K OHM 1% 1/8W 0805</text:p>
          </table:table-cell>
          <table:table-cell office:value-type="string" calcext:value-type="string">
            <text:p><text:a xlink:href="https://www.digikey.com/product-detail/en/yageo/RC0805FR-074K7L/311-4.70KCRCT-ND/730876" xlink:type="simple">https://www.digikey.com/product-detail/en/yageo/RC0805FR-074K7L/311-4.70KCRCT-ND/730876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31" calcext:value-type="float">
            <text:p>31</text:p>
          </table:table-cell>
          <table:table-cell table:style-name="ce13" office:value-type="string" calcext:value-type="string">
            <text:p>S1,S2,S3,S4</text:p>
          </table:table-cell>
          <table:table-cell table:style-name="ce18" office:value-type="string" calcext:value-type="string">
            <text:p>SW_SPST_CK_KSCx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SW-ENTER,SW-INC,SW-DEC,SW-MODE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32" calcext:value-type="float">
            <text:p>32</text:p>
          </table:table-cell>
          <table:table-cell table:style-name="ce13" office:value-type="string" calcext:value-type="string">
            <text:p>U1,U2,U3</text:p>
          </table:table-cell>
          <table:table-cell office:value-type="string" calcext:value-type="string">
            <text:p>Optocoupler_6pin_smd</text:p>
          </table:table-cell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MOC3063M</text:p>
          </table:table-cell>
          <table:table-cell office:value-type="string" calcext:value-type="string">
            <text:p>MOC3063SR2M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OC3063SR2M</text:p>
          </table:table-cell>
          <table:table-cell office:value-type="string" calcext:value-type="string">
            <text:p>OPTOISOLATOR 4.17KV TRIAC 6SMD</text:p>
          </table:table-cell>
          <table:table-cell office:value-type="string" calcext:value-type="string">
            <text:p><text:a xlink:href="https://www.digikey.com/product-detail/en/on-semiconductor/MOC3063SR2M/MOC3063SR2MCT-ND/1626439" xlink:type="simple">https://www.digikey.com/product-detail/en/on-semiconductor/MOC3063SR2M/MOC3063SR2MCT-ND/1626439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33" calcext:value-type="float">
            <text:p>33</text:p>
          </table:table-cell>
          <table:table-cell table:style-name="ce13" office:value-type="string" calcext:value-type="string">
            <text:p>U4</text:p>
          </table:table-cell>
          <table:table-cell office:value-type="string" calcext:value-type="string">
            <text:p>Wemos_Lolin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Wemos-Lolin</text:p>
          </table:table-cell>
          <table:table-cell table:number-columns-repeated="1019"/>
        </table:table-row>
        <table:table-row table:style-name="ro2">
          <table:table-cell table:style-name="ce8" office:value-type="float" office:value="34" calcext:value-type="float">
            <text:p>34</text:p>
          </table:table-cell>
          <table:table-cell table:style-name="ce13" office:value-type="string" calcext:value-type="string">
            <text:p>U5</text:p>
          </table:table-cell>
          <table:table-cell office:value-type="string" calcext:value-type="string">
            <text:p>TDFN-10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MAX17502FATB+T</text:p>
          </table:table-cell>
          <table:table-cell office:value-type="string" calcext:value-type="string">
            <text:p>MAX17502FATB+TCT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17502FATB+T</text:p>
          </table:table-cell>
          <table:table-cell office:value-type="string" calcext:value-type="string">
            <text:p>IC REG BUCK 5V 1A SYNC 10TDFN</text:p>
          </table:table-cell>
          <table:table-cell office:value-type="string" calcext:value-type="string">
            <text:p><text:a xlink:href="https://www.digikey.com/product-detail/en/maxim-integrated/MAX17502FATB-T/MAX17502FATB-TCT-ND/4807778" xlink:type="simple">https://www.digikey.com/product-detail/en/maxim-integrated/MAX17502FATB-T/MAX17502FATB-TCT-ND/4807778</text:a> </text:p>
          </table:table-cell>
          <table:table-cell table:number-columns-repeated="1014"/>
        </table:table-row>
        <table:table-row table:style-name="ro2">
          <table:table-cell table:style-name="ce8" office:value-type="float" office:value="35" calcext:value-type="float">
            <text:p>35</text:p>
          </table:table-cell>
          <table:table-cell table:style-name="ce12"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M+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3231M+</text:p>
          </table:table-cell>
          <table:table-cell office:value-type="string" calcext:value-type="string">
            <text:p>IC RTC CLK/CALENDAR I2C 16-SOIC</text:p>
          </table:table-cell>
          <table:table-cell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0"/>
          <table:table-cell table:number-columns-repeated="1022"/>
        </table:table-row>
        <table:table-row table:style-name="ro3" table:number-rows-repeated="1048527">
          <table:table-cell table:number-columns-repeated="1024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oM_PCB" table:style-name="ta1">
        <office:forms form:automatic-focus="false" form:apply-design-mode="false"/>
        <table:table-column table:style-name="co10" table:default-cell-style-name="ce3"/>
        <table:table-column table:style-name="co11" table:default-cell-style-name="ce6"/>
        <table:table-column table:style-name="co12" table:default-cell-style-name="ce6"/>
        <table:table-column table:style-name="co13" table:default-cell-style-name="ce3"/>
        <table:table-column table:style-name="co14" table:default-cell-style-name="ce11"/>
        <table:table-column table:style-name="co15" table:visibility="collapse" table:default-cell-style-name="ce6"/>
        <table:table-column table:style-name="co16" table:default-cell-style-name="ce6"/>
        <table:table-column table:style-name="co9" table:number-columns-repeated="1017" table:default-cell-style-name="ce6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1018"/>
        </table:table-row>
        <table:table-row table:style-name="ro4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table:number-columns-repeated="1019"/>
        </table:table-row>
        <table:table-row table:style-name="ro4"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C1,C3,C5</text:p>
          </table:table-cell>
          <table:table-cell office:value-type="string" calcext:value-type="string">
            <text:p>C_1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F,120V</text:p>
          </table:table-cell>
          <table:table-cell/>
          <table:table-cell office:value-type="string" calcext:value-type="string">
            <text:p>8. 10nF/120V AC : LDEIB2100KA0N00</text:p>
          </table:table-cell>
          <table:table-cell table:number-columns-repeated="1017"/>
        </table:table-row>
        <table:table-row table:style-name="ro4"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C2,C4,C6</text:p>
          </table:table-cell>
          <table:table-cell office:value-type="string" calcext:value-type="string">
            <text:p>C_1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nF,63V</text:p>
          </table:table-cell>
          <table:table-cell/>
          <table:table-cell office:value-type="string" calcext:value-type="string">
            <text:p>9. 47nF/63V AC : LDEEB2470KA0N00</text:p>
          </table:table-cell>
          <table:table-cell table:number-columns-repeated="1017"/>
        </table:table-row>
        <table:table-row table:style-name="ro4"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C7,C8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table:number-columns-repeated="1019"/>
        </table:table-row>
        <table:table-row table:style-name="ro4"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,100V</text:p>
          </table:table-cell>
          <table:table-cell table:number-columns-repeated="1019"/>
        </table:table-row>
        <table:table-row table:style-name="ro4"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P_Elec_10x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,50V</text:p>
          </table:table-cell>
          <table:table-cell/>
          <table:table-cell office:value-type="string" calcext:value-type="string">
            <text:p>11. 100uF/50V Elco : HHXC500ARA101MJA0G</text:p>
          </table:table-cell>
          <table:table-cell office:value-type="string" calcext:value-type="string">
            <text:p>: EMZA630ADA101MJA0G</text:p>
          </table:table-cell>
          <table:table-cell table:number-columns-repeated="1016"/>
        </table:table-row>
        <table:table-row table:style-name="ro4"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,50V</text:p>
          </table:table-cell>
          <table:table-cell table:number-columns-repeated="1019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table:number-columns-repeated="1019"/>
        </table:table-row>
        <table:table-row table:style-name="ro4"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nF</text:p>
          </table:table-cell>
          <table:table-cell table:number-columns-repeated="1019"/>
        </table:table-row>
        <table:table-row table:style-name="ro4"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number-columns-repeated="1019"/>
        </table:table-row>
        <table:table-row table:style-name="ro4"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table:number-columns-repeated="1019"/>
        </table:table-row>
        <table:table-row table:style-name="ro4"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D1,D2,D3</text:p>
          </table:table-cell>
          <table:table-cell office:value-type="string" calcext:value-type="string">
            <text:p>LED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4. LED : LTST-C193KGKT-5A</text:p>
          </table:table-cell>
          <table:table-cell table:number-columns-repeated="1017"/>
        </table:table-row>
        <table:table-row table:style-name="ro4"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ode_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Bridge</text:p>
          </table:table-cell>
          <table:table-cell/>
          <table:table-cell office:value-type="string" calcext:value-type="string">
            <text:p>5. Bridge Rectifier : MDB6S</text:p>
          </table:table-cell>
          <table:table-cell table:number-columns-repeated="1017"/>
        </table:table-row>
        <table:table-row table:style-name="ro4">
          <table:table-cell table:style-name="ce16" office:value-type="float" office:value="14" calcext:value-type="float">
            <text:p>1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SOD323-T05L</text:p>
          </table:table-cell>
          <table:table-cell table:number-columns-repeated="1019"/>
        </table:table-row>
        <table:table-row table:style-name="ro4">
          <table:table-cell table:style-name="ce16"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</text:p>
          </table:table-cell>
          <table:table-cell/>
          <table:table-cell office:value-type="string" calcext:value-type="string">
            <text:p>6. PTC Fuse : 0ZCF0075AF2C</text:p>
          </table:table-cell>
          <table:table-cell table:number-columns-repeated="1017"/>
        </table:table-row>
        <table:table-row table:style-name="ro4">
          <table:table-cell table:style-name="ce16" office:value-type="float" office:value="16" calcext:value-type="float">
            <text:p>1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erminalBlock_Pheonix_MPT-2.54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V AC IN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J2</text:p>
          </table:table-cell>
          <table:table-cell office:value-type="string" calcext:value-type="string">
            <text:p>TerminalBlock_Pheonix_MPT-2.54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1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J3</text:p>
          </table:table-cell>
          <table:table-cell office:value-type="string" calcext:value-type="string">
            <text:p>TerminalBlock_Pheonix_MPT-2.54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2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J4</text:p>
          </table:table-cell>
          <table:table-cell office:value-type="string" calcext:value-type="string">
            <text:p>TerminalBlock_Pheonix_MPT-2.54mm_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3</text:p>
          </table:table-cell>
          <table:table-cell table:number-columns-repeated="1019"/>
        </table:table-row>
        <table:table-row table:style-name="ro4">
          <table:table-cell table:style-name="ce16" office:value-type="float" office:value="17" calcext:value-type="float">
            <text:p>17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AB</text:p>
          </table:table-cell>
          <table:table-cell table:number-columns-repeated="1019"/>
        </table:table-row>
        <table:table-row table:style-name="ro4">
          <table:table-cell table:style-name="ce16" office:value-type="float" office:value="18" calcext:value-type="float">
            <text:p>18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_SEL</text:p>
          </table:table-cell>
          <table:table-cell table:number-columns-repeated="1019"/>
        </table:table-row>
        <table:table-row table:style-name="ro4">
          <table:table-cell table:style-name="ce16" office:value-type="float" office:value="19" calcext:value-type="float">
            <text:p>19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_ELL8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H</text:p>
          </table:table-cell>
          <table:table-cell/>
          <table:table-cell office:value-type="string" calcext:value-type="string">
            <text:p>10. Inductor L1 : ELL-8TP220MB</text:p>
          </table:table-cell>
          <table:table-cell table:number-columns-repeated="1017"/>
        </table:table-row>
        <table:table-row table:style-name="ro4"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L2,L4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E</text:p>
          </table:table-cell>
          <table:table-cell table:number-columns-repeated="1019"/>
        </table:table-row>
        <table:table-row table:style-name="ro4">
          <table:table-cell table:style-name="ce16" office:value-type="float" office:value="21" calcext:value-type="float">
            <text:p>21</text:p>
          </table:table-cell>
          <table:table-cell office:value-type="string" calcext:value-type="string">
            <text:p>Q1,Q2,Q3</text:p>
          </table:table-cell>
          <table:table-cell office:value-type="string" calcext:value-type="string">
            <text:p>DPAK-2</text:p>
          </table:table-cell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TA204S-600E,118</text:p>
          </table:table-cell>
          <table:table-cell/>
          <table:table-cell office:value-type="string" calcext:value-type="string">
            <text:p>: BTA204S-600E,118 (SMD)</text:p>
          </table:table-cell>
          <table:table-cell office:value-type="string" calcext:value-type="string">
            <text:p>3. Triac : BT134-600E,127 (TH)</text:p>
          </table:table-cell>
          <table:table-cell table:number-columns-repeated="1016"/>
        </table:table-row>
        <table:table-row table:style-name="ro4">
          <table:table-cell table:style-name="ce16" office:value-type="float" office:value="22" calcext:value-type="float">
            <text:p>22</text:p>
          </table:table-cell>
          <table:table-cell office:value-type="string" calcext:value-type="string">
            <text:p>R1,R5,R7,R12,R13,R17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4">
          <table:table-cell table:style-name="ce16" office:value-type="float" office:value="23" calcext:value-type="float">
            <text:p>23</text:p>
          </table:table-cell>
          <table:table-cell office:value-type="string" calcext:value-type="string">
            <text:p>R2,R8,R14,R23,R24,R25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E</text:p>
          </table:table-cell>
          <table:table-cell table:number-columns-repeated="1019"/>
        </table:table-row>
        <table:table-row table:style-name="ro4">
          <table:table-cell table:style-name="ce16" office:value-type="float" office:value="24" calcext:value-type="float">
            <text:p>24</text:p>
          </table:table-cell>
          <table:table-cell office:value-type="string" calcext:value-type="string">
            <text:p>R3,R9,R15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4">
          <table:table-cell table:style-name="ce16" office:value-type="float" office:value="25" calcext:value-type="float">
            <text:p>25</text:p>
          </table:table-cell>
          <table:table-cell office:value-type="string" calcext:value-type="string">
            <text:p>R4,R10,R16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4">
          <table:table-cell table:style-name="ce16" office:value-type="float" office:value="26" calcext:value-type="float">
            <text:p>26</text:p>
          </table:table-cell>
          <table:table-cell office:value-type="string" calcext:value-type="string">
            <text:p>R6,R11,R18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4">
          <table:table-cell table:style-name="ce16" office:value-type="float" office:value="27" calcext:value-type="float">
            <text:p>27</text:p>
          </table:table-cell>
          <table:table-cell office:value-type="string" calcext:value-type="string">
            <text:p>R19,R20,R21,R22,R26,R27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4">
          <table:table-cell table:style-name="ce16" office:value-type="float" office:value="28" calcext:value-type="float">
            <text:p>28</text:p>
          </table:table-cell>
          <table:table-cell office:value-type="string" calcext:value-type="string">
            <text:p>R28,R2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table:number-columns-repeated="1019"/>
        </table:table-row>
        <table:table-row table:style-name="ro4">
          <table:table-cell table:style-name="ce16" office:value-type="float" office:value="29" calcext:value-type="float">
            <text:p>29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SPST_CK_KSC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S2</text:p>
          </table:table-cell>
          <table:table-cell office:value-type="string" calcext:value-type="string">
            <text:p>SW_SPST_CK_KSC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S3</text:p>
          </table:table-cell>
          <table:table-cell office:value-type="string" calcext:value-type="string">
            <text:p>SW_SPST_CK_KSC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table:number-columns-repeated="1019"/>
        </table:table-row>
        <table:table-row table:style-name="ro4">
          <table:table-cell table:style-name="ce16"/>
          <table:table-cell office:value-type="string" calcext:value-type="string">
            <text:p>S4</text:p>
          </table:table-cell>
          <table:table-cell office:value-type="string" calcext:value-type="string">
            <text:p>SW_SPST_CK_KSC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table:number-columns-repeated="1019"/>
        </table:table-row>
        <table:table-row table:style-name="ro4">
          <table:table-cell table:style-name="ce16" office:value-type="float" office:value="30" calcext:value-type="float">
            <text:p>30</text:p>
          </table:table-cell>
          <table:table-cell office:value-type="string" calcext:value-type="string">
            <text:p>U1,U2,U3</text:p>
          </table:table-cell>
          <table:table-cell office:value-type="string" calcext:value-type="string">
            <text:p>Optocoupler_6pin_sm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3063M</text:p>
          </table:table-cell>
          <table:table-cell/>
          <table:table-cell office:value-type="string" calcext:value-type="string">
            <text:p>2. Opto : MOC3063SR2M</text:p>
          </table:table-cell>
          <table:table-cell table:number-columns-repeated="1017"/>
        </table:table-row>
        <table:table-row table:style-name="ro4">
          <table:table-cell table:style-name="ce16" office:value-type="float" office:value="31" calcext:value-type="float">
            <text:p>3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Wemos_Lo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mos-Lolin</text:p>
          </table:table-cell>
          <table:table-cell/>
          <table:table-cell office:value-type="string" calcext:value-type="string">
            <text:p>1. ESP32 : Wemos Lolin</text:p>
          </table:table-cell>
          <table:table-cell table:number-columns-repeated="1017"/>
        </table:table-row>
        <table:table-row table:style-name="ro4">
          <table:table-cell table:style-name="ce16" office:value-type="float" office:value="32" calcext:value-type="float">
            <text:p>32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DFN-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7502FATB+T</text:p>
          </table:table-cell>
          <table:table-cell/>
          <table:table-cell office:value-type="string" calcext:value-type="string">
            <text:p>7. DC-DC Converter : MAX17502</text:p>
          </table:table-cell>
          <table:table-cell table:number-columns-repeated="1017"/>
        </table:table-row>
        <table:table-row table:style-name="ro4">
          <table:table-cell table:style-name="ce16" office:value-type="float" office:value="33" calcext:value-type="float">
            <text:p>3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table:number-columns-repeated="1019"/>
        </table:table-row>
        <table:table-row table:style-name="ro4" table:number-rows-repeated="3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4">
          <table:table-cell table:style-name="ce6"/>
          <table:table-cell table:number-columns-repeated="2"/>
          <table:table-cell table:style-name="ce6" table:number-columns-repeated="2"/>
          <table:table-cell table:number-columns-repeated="1019"/>
        </table:table-row>
        <table:table-row table:style-name="ro4"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Logo-W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_WL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OSHW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HW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G3</text:p>
          </table:table-cell>
          <table:table-cell office:value-type="string" calcext:value-type="string">
            <text:p>KiCad-Logo2_6mm_SilkSc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Cad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P4</text:p>
          </table:table-cell>
          <table:table-cell office:value-type="string" calcext:value-type="string">
            <text:p>LED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5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1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7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8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9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10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2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11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12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14</text:p>
          </table:table-cell>
          <table:table-cell office:value-type="string" calcext:value-type="string">
            <text:p>pad_rect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JP1,JP2,JP3</text:p>
          </table:table-cell>
          <table:table-cell office:value-type="string" calcext:value-type="string">
            <text:p>LED_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_en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SC1,SC2,SC3,SC4</text:p>
          </table:table-cell>
          <table:table-cell office:value-type="string" calcext:value-type="string">
            <text:p>MountingHole_3.2mm_M3_Pad_V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REW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P1</text:p>
          </table:table-cell>
          <table:table-cell office:value-type="string" calcext:value-type="string">
            <text:p>Pin_Header_Straight_1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RST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P2</text:p>
          </table:table-cell>
          <table:table-cell office:value-type="string" calcext:value-type="string">
            <text:p>Pin_Header_Straight_1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R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P3</text:p>
          </table:table-cell>
          <table:table-cell office:value-type="string" calcext:value-type="string">
            <text:p>Pin_Header_Straight_1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table:number-columns-repeated="1019"/>
        </table:table-row>
        <table:table-row table:style-name="ro4" table:number-rows-repeated="6">
          <table:table-cell table:style-name="ce6"/>
          <table:table-cell table:number-columns-repeated="2"/>
          <table:table-cell table:style-name="ce6" table:number-columns-repeated="2"/>
          <table:table-cell table:number-columns-repeated="1019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SCH" table:style-name="ta1">
        <office:forms form:automatic-focus="false" form:apply-design-mode="false"/>
        <table:table-column table:style-name="co17" table:default-cell-style-name="ce3"/>
        <table:table-column table:style-name="co17" table:default-cell-style-name="ce6"/>
        <table:table-column table:style-name="co14" table:default-cell-style-name="ce11"/>
        <table:table-column table:style-name="co18" table:default-cell-style-name="ce6"/>
        <table:table-column table:style-name="co19" table:visibility="collapse" table:default-cell-style-name="ce6"/>
        <table:table-column table:style-name="co20" table:visibility="collapse" table:default-cell-style-name="ce6"/>
        <table:table-column table:style-name="co21" table:visibility="collapse" table:default-cell-style-name="ce6"/>
        <table:table-column table:style-name="co22" table:visibility="collapse" table:default-cell-style-name="ce6"/>
        <table:table-column table:style-name="co23" table:visibility="collapse" table:default-cell-style-name="ce6"/>
        <table:table-column table:style-name="co24" table:visibility="collapse" table:default-cell-style-name="ce6"/>
        <table:table-column table:style-name="co25" table:visibility="collapse" table:default-cell-style-name="ce6"/>
        <table:table-column table:style-name="co26" table:visibility="collapse" table:default-cell-style-name="ce6"/>
        <table:table-column table:style-name="co27" table:visibility="collapse" table:default-cell-style-name="ce6"/>
        <table:table-column table:style-name="co28" table:visibility="collapse" table:default-cell-style-name="ce6"/>
        <table:table-column table:style-name="co29" table:visibility="collapse" table:default-cell-style-name="ce6"/>
        <table:table-column table:style-name="co30" table:visibility="collapse" table:default-cell-style-name="ce6"/>
        <table:table-column table:style-name="co9" table:number-columns-repeated="1008" table:default-cell-style-name="ce6"/>
        <table:table-row table:style-name="ro4">
          <table:table-cell office:value-type="string" calcext:value-type="string">
            <text:p>No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f#</text:p>
          </table:table-cell>
          <table:table-cell office:value-type="string" calcext:value-type="string">
            <text:p><text:s/>DNP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Field7</text:p>
          </table:table-cell>
          <table:table-cell office:value-type="string" calcext:value-type="string">
            <text:p><text:s/>Field8</text:p>
          </table:table-cell>
          <table:table-cell office:value-type="string" calcext:value-type="string">
            <text:p><text:s/>Field9</text:p>
          </table:table-cell>
          <table:table-cell office:value-type="string" calcext:value-type="string">
            <text:p><text:s/>Field10</text:p>
          </table:table-cell>
          <table:table-cell office:value-type="string" calcext:value-type="string">
            <text:p><text:s/>Field11</text:p>
          </table:table-cell>
          <table:table-cell office:value-type="string" calcext:value-type="string">
            <text:p><text:s/>Digikey</text:p>
          </table:table-cell>
          <table:table-cell table:number-columns-repeated="100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R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1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1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1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1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23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2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R25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wyostat_fp:C_0805</text:p>
          </table:table-cell>
          <table:table-cell table:number-columns-repeated="102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2.2uF,50V</text:p>
          </table:table-cell>
          <table:table-cell office:value-type="string" calcext:value-type="string">
            <text:p>wyostat_fp:C_0805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wyostat_fp:C_0805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2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wyostat_fp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5V_SEL</text:p>
          </table:table-cell>
          <table:table-cell office:value-type="string" calcext:value-type="string">
            <text:p>wyostat_fp:Pin_Header_Straight_1x04</text:p>
          </table:table-cell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yostat_fp:R_0805</text:p>
          </table:table-cell>
          <table:table-cell table:number-columns-repeated="102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nF,120V</text:p>
          </table:table-cell>
          <table:table-cell office:value-type="string" calcext:value-type="string">
            <text:p>wyostat_fp:C_1210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10nF,120V</text:p>
          </table:table-cell>
          <table:table-cell office:value-type="string" calcext:value-type="string">
            <text:p>wyostat_fp:C_1210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10nF,120V</text:p>
          </table:table-cell>
          <table:table-cell office:value-type="string" calcext:value-type="string">
            <text:p>wyostat_fp:C_1210</text:p>
          </table:table-cell>
          <table:table-cell table:number-columns-repeated="102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wyostat_fp:C_0805</text:p>
          </table:table-cell>
          <table:table-cell table:number-columns-repeated="102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wyostat_fp:Inductor_ELL8TP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4 V AC IN</text:p>
          </table:table-cell>
          <table:table-cell office:value-type="string" calcext:value-type="string">
            <text:p>wyostat_fp:TerminalBlock_Pheonix_MPT-2.54mm_2pol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wyostat_fp:TerminalBlock_Pheonix_MPT-2.54mm_2pol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wyostat_fp:TerminalBlock_Pheonix_MPT-2.54mm_2pol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4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wyostat_fp:TerminalBlock_Pheonix_MPT-2.54mm_2pol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7nF,63V</text:p>
          </table:table-cell>
          <table:table-cell office:value-type="string" calcext:value-type="string">
            <text:p>wyostat_fp:C_1210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47nF,63V</text:p>
          </table:table-cell>
          <table:table-cell office:value-type="string" calcext:value-type="string">
            <text:p>wyostat_fp:C_1210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47nF,63V</text:p>
          </table:table-cell>
          <table:table-cell office:value-type="string" calcext:value-type="string">
            <text:p>wyostat_fp:C_1210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NP</text:p>
          </table:table-cell>
          <table:table-cell table:number-columns-repeated="1017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wyostat_fp:C_080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wyostat_fp:C_0805</text:p>
          </table:table-cell>
          <table:table-cell table:number-columns-repeated="1020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nF,100V</text:p>
          </table:table-cell>
          <table:table-cell office:value-type="string" calcext:value-type="string">
            <text:p>wyostat_fp:C_0805</text:p>
          </table:table-cell>
          <table:table-cell table:number-columns-repeated="102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00uF,50V</text:p>
          </table:table-cell>
          <table:table-cell office:value-type="string" calcext:value-type="string">
            <text:p>wyostat_fp:CP_Elec_10x10</text:p>
          </table:table-cell>
          <table:table-cell table:number-columns-repeated="1020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4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wyostat_fp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wyostat_fp:CR2032_SMD2</text:p>
          </table:table-cell>
          <table:table-cell table:number-columns-repeated="11"/>
          <table:table-cell office:value-type="string" calcext:value-type="string">
            <text:p>BU2032SM-HD-GCT-ND </text:p>
          </table:table-cell>
          <table:table-cell table:number-columns-repeated="1008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Q1</text:p>
          </table:table-cell>
          <table:table-cell table:style-name="ce17" office:value-type="string" calcext:value-type="string">
            <text:p>BTA204S-600E,118</text:p>
          </table:table-cell>
          <table:table-cell office:value-type="string" calcext:value-type="string">
            <text:p>wyostat_fp:DPAK-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Q2</text:p>
          </table:table-cell>
          <table:table-cell table:style-name="ce17" office:value-type="string" calcext:value-type="string">
            <text:p>BTA204S-600E,118</text:p>
          </table:table-cell>
          <table:table-cell office:value-type="string" calcext:value-type="string">
            <text:p>wyostat_fp:DPAK-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Q3</text:p>
          </table:table-cell>
          <table:table-cell table:style-name="ce17" office:value-type="string" calcext:value-type="string">
            <text:p>BTA204S-600E,118</text:p>
          </table:table-cell>
          <table:table-cell office:value-type="string" calcext:value-type="string">
            <text:p>wyostat_fp:DPAK-2</text:p>
          </table:table-cell>
          <table:table-cell table:number-columns-repeated="1020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CDSOD323-T05L</text:p>
          </table:table-cell>
          <table:table-cell office:value-type="string" calcext:value-type="string">
            <text:p>Diodes_SMD:D_SOD-323_HandSoldering</text:p>
          </table:table-cell>
          <table:table-cell table:number-columns-repeated="1020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odeBridge</text:p>
          </table:table-cell>
          <table:table-cell office:value-type="string" calcext:value-type="string">
            <text:p>wyostat_fp:Diode_bridge</text:p>
          </table:table-cell>
          <table:table-cell table:number-columns-repeated="1020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wyostat_fp:DS3231</text:p>
          </table:table-cell>
          <table:table-cell table:number-columns-repeated="1020"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wyostat_fp:LED_0603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wyostat_fp:LED_0603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wyostat_fp:LED_0603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table:number-columns-repeated="1009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AX17502FATB+T</text:p>
          </table:table-cell>
          <table:table-cell office:value-type="string" calcext:value-type="string">
            <text:p>wyostat_fp:TDFN-10</text:p>
          </table:table-cell>
          <table:table-cell/>
          <table:table-cell office:value-type="string" calcext:value-type="string">
            <text:p>mfr_pn</text:p>
          </table:table-cell>
          <table:table-cell table:number-columns-repeated="1018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OC3063M</text:p>
          </table:table-cell>
          <table:table-cell office:value-type="string" calcext:value-type="string">
            <text:p>wyostat_fp:Optocoupler_6pin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MOC3063M</text:p>
          </table:table-cell>
          <table:table-cell office:value-type="string" calcext:value-type="string">
            <text:p>wyostat_fp:Optocoupler_6pin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MOC3063M</text:p>
          </table:table-cell>
          <table:table-cell office:value-type="string" calcext:value-type="string">
            <text:p>wyostat_fp:Optocoupler_6pin_smd</text:p>
          </table:table-cell>
          <table:table-cell table:number-columns-repeated="1020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wyostat_fp:Fuse_SMD2920</text:p>
          </table:table-cell>
          <table:table-cell table:number-columns-repeated="1020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wyostat_fp:SW_SPST_CK_KSCx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wyostat_fp:SW_SPST_CK_KSCx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wyostat_fp:SW_SPST_CK_KSCx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4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wyostat_fp:SW_SPST_CK_KSCx</text:p>
          </table:table-cell>
          <table:table-cell table:number-columns-repeated="1020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USB_microAB</text:p>
          </table:table-cell>
          <table:table-cell office:value-type="string" calcext:value-type="string">
            <text:p>wyostat_fp:USB_Micro-B_Molex-105017-0001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Wemos-Lolin</text:p>
          </table:table-cell>
          <table:table-cell office:value-type="string" calcext:value-type="string">
            <text:p>wyostat_fp:Wemos_Lolin</text:p>
          </table:table-cell>
          <table:table-cell table:number-columns-repeated="1020"/>
        </table:table-row>
        <table:table-row table:style-name="ro4" table:number-rows-repeated="2">
          <table:table-cell table:style-name="ce6"/>
          <table:table-cell/>
          <table:table-cell table:style-name="ce6"/>
          <table:table-cell table:number-columns-repeated="1021"/>
        </table:table-row>
        <table:table-row table:style-name="ro4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LOGO_WL</text:p>
          </table:table-cell>
          <table:table-cell office:value-type="string" calcext:value-type="string">
            <text:p>wyostat_fp:Logo-WL3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wyostat_fp:OSHW_6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3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wyostat_fp:KiCad-Logo2_6mm_SilkScreen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JP1</text:p>
          </table:table-cell>
          <table:table-cell office:value-type="string" calcext:value-type="string">
            <text:p>LED_en</text:p>
          </table:table-cell>
          <table:table-cell office:value-type="string" calcext:value-type="string">
            <text:p>wyostat_fp:LED_040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P2</text:p>
          </table:table-cell>
          <table:table-cell office:value-type="string" calcext:value-type="string">
            <text:p>LED_en</text:p>
          </table:table-cell>
          <table:table-cell office:value-type="string" calcext:value-type="string">
            <text:p>wyostat_fp:LED_040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P3</text:p>
          </table:table-cell>
          <table:table-cell office:value-type="string" calcext:value-type="string">
            <text:p>LED_en</text:p>
          </table:table-cell>
          <table:table-cell office:value-type="string" calcext:value-type="string">
            <text:p>wyostat_fp:LED_040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P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wyostat_fp:LED_040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5</text:p>
          </table:table-cell>
          <table:table-cell office:value-type="string" calcext:value-type="string">
            <text:p>I2C_ext1</text:p>
          </table:table-cell>
          <table:table-cell office:value-type="string" calcext:value-type="string">
            <text:p>wyostat_fp:Pin_Header_Straight_1x04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TP1</text:p>
          </table:table-cell>
          <table:table-cell office:value-type="string" calcext:value-type="string">
            <text:p>~RST</text:p>
          </table:table-cell>
          <table:table-cell office:value-type="string" calcext:value-type="string">
            <text:p>wyostat_fp:Pin_Header_Straight_1x01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TP2</text:p>
          </table:table-cell>
          <table:table-cell office:value-type="string" calcext:value-type="string">
            <text:p>SQR</text:p>
          </table:table-cell>
          <table:table-cell office:value-type="string" calcext:value-type="string">
            <text:p>wyostat_fp:Pin_Header_Straight_1x01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TP3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wyostat_fp:Pin_Header_Straight_1x01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7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9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10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12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J14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yostat_fp:pad_rect_smd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C1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wyostat_fp:MountingHole_3.2mm_M3_Pad_Via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C2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wyostat_fp:MountingHole_3.2mm_M3_Pad_Via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C3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wyostat_fp:MountingHole_3.2mm_M3_Pad_Via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C4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wyostat_fp:MountingHole_3.2mm_M3_Pad_Via</text:p>
          </table:table-cell>
          <table:table-cell table:number-columns-repeated="1020"/>
        </table:table-row>
        <table:table-row table:style-name="ro4" table:number-rows-repeated="5">
          <table:table-cell table:number-columns-repeated="2"/>
          <table:table-cell table:style-name="ce6"/>
          <table:table-cell table:number-columns-repeated="1021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BoM_PCB.B2:BoM_PCB.G40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BoM_SCH.B2:BoM_SCH.Q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22:07:21.626044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1T22:11:01.232593679</dc:date>
    <dc:creator>Anool Mahidharia</dc:creator>
    <meta:editing-duration>PT5H36M18S</meta:editing-duration>
    <meta:editing-cycles>43</meta:editing-cycles>
    <meta:generator>LibreOffice/5.1.6.2$Linux_X86_64 LibreOffice_project/10m0$Build-2</meta:generator>
    <meta:document-statistic meta:table-count="3" meta:cell-count="1047" meta:object-count="0"/>
  </office:meta>
</office:document-meta>
</file>